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Arial" fo:font-size="15pt" style:font-size-asian="15pt" style:font-size-complex="15pt"/>
    </style:style>
    <style:style style:name="P3" style:family="paragraph" style:parent-style-name="Text_20_body">
      <style:text-properties style:font-name="Arial" fo:font-size="15pt" style:font-size-asian="15pt" style:font-size-complex="15pt"/>
    </style:style>
    <style:style style:name="P4" style:family="paragraph" style:parent-style-name="Text_20_body" style:list-style-name="L4"/>
    <style:style style:name="P5" style:family="paragraph" style:parent-style-name="Text_20_body" style:list-style-name="L6"/>
    <style:style style:name="P6" style:family="paragraph" style:parent-style-name="Text_20_body" style:list-style-name="L8"/>
    <style:style style:name="P7" style:family="paragraph" style:parent-style-name="Text_20_body" style:list-style-name="L10"/>
    <style:style style:name="P8" style:family="paragraph" style:parent-style-name="Text_20_body" style:list-style-name="L12"/>
    <style:style style:name="P9" style:family="paragraph" style:parent-style-name="Text_20_body" style:list-style-name="L14"/>
    <style:style style:name="P10" style:family="paragraph" style:parent-style-name="Text_20_body" style:list-style-name="L16"/>
    <style:style style:name="P11" style:family="paragraph" style:parent-style-name="Text_20_body" style:list-style-name="L18"/>
    <style:style style:name="P12" style:family="paragraph" style:parent-style-name="Text_20_body" style:list-style-name="L20"/>
    <style:style style:name="P13" style:family="paragraph" style:parent-style-name="Text_20_body" style:list-style-name="L22"/>
    <style:style style:name="P14" style:family="paragraph" style:parent-style-name="Text_20_body" style:list-style-name="L24"/>
    <style:style style:name="P15" style:family="paragraph" style:parent-style-name="Text_20_body" style:list-style-name="L26"/>
    <style:style style:name="P16" style:family="paragraph" style:parent-style-name="Text_20_body" style:list-style-name="L27"/>
    <style:style style:name="T1" style:family="text">
      <style:text-properties style:font-name="Arial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Objective:</text:span></text:span><text:span text:style-name="T2"> Build an app that is functionally similar to </text:span><text:a xlink:type="simple" xlink:href="https://survey-form.freecodecamp.rocks/" office:target-frame-name="_blank" xlink:show="new" text:style-name="Internet_20_link" text:visited-style-name="Visited_20_Internet_20_Link"><text:span text:style-name="T2">https://survey-form.freecodecamp.rocks</text:span></text:a></text:p>
      <text:p text:style-name="Text_20_body"><text:span text:style-name="Strong_20_Emphasis"><text:span text:style-name="T2">User Stories: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You should have an </text:span></text:span><text:span text:style-name="Strong_20_Emphasis"><text:span text:style-name="Source_20_Text"><text:span text:style-name="T2">h1</text:span></text:span></text:span><text:span text:style-name="Strong_20_Emphasis"><text:span text:style-name="T2"> element with an </text:span></text:span><text:span text:style-name="Strong_20_Emphasis"><text:span text:style-name="Source_20_Text"><text:span text:style-name="T2">id</text:span></text:span></text:span><text:span text:style-name="Strong_20_Emphasis"><text:span text:style-name="T2"> of </text:span></text:span><text:span text:style-name="Strong_20_Emphasis"><text:span text:style-name="Source_20_Text"><text:span text:style-name="T2">title</text:span></text:span></text:span><text:span text:style-name="Strong_20_Emphasis"><text:span text:style-name="T2">.</text:span></text:span></text:p>
      <text:list xml:id="list2189497670" text:style-name="L4">
        <text:list-item>
          <text:p text:style-name="P4"><text:span text:style-name="T2">Passed: Your </text:span><text:span text:style-name="Source_20_Text"><text:span text:style-name="T2">#title</text:span></text:span><text:span text:style-name="T2"> should not be empty.</text:span></text:p>
        </text:list-item>
      </text:list>
      <text:list xml:id="list1301559706" text:style-name="L6">
        <text:list-item>
          <text:p text:style-name="P5"><text:span text:style-name="T2">Passed: You should have a </text:span><text:span text:style-name="Source_20_Text"><text:span text:style-name="T2">p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description</text:span></text:span><text:span text:style-name="T2">.</text:span></text:p>
        </text:list-item>
      </text:list>
      <text:list xml:id="list3505801359" text:style-name="L8">
        <text:list-item>
          <text:p text:style-name="P6"><text:span text:style-name="T2">Passed: Your </text:span><text:span text:style-name="Source_20_Text"><text:span text:style-name="T2">#description</text:span></text:span><text:span text:style-name="T2"> should not be empty.</text:span></text:p>
        </text:list-item>
      </text:list>
      <text:list xml:id="list1435068003" text:style-name="L10">
        <text:list-item>
          <text:p text:style-name="P7"><text:span text:style-name="T2">Passed: You should have a </text:span><text:span text:style-name="Source_20_Text"><text:span text:style-name="T2">form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survey-form</text:span></text:span><text:span text:style-name="T2">.</text:span></text:p>
        </text:list-item>
      </text:list>
      <text:list xml:id="list2682993932" text:style-name="L12">
        <text:list-item>
          <text:p text:style-name="P8"><text:span text:style-name="T2">Passed: You should have an </text:span><text:span text:style-name="Source_20_Text"><text:span text:style-name="T2">input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name</text:span></text:span><text:span text:style-name="T2">.</text:span></text:p>
        </text:list-item>
      </text:list>
      <text:list xml:id="list3773616657" text:style-name="L14">
        <text:list-item>
          <text:p text:style-name="P9"><text:span text:style-name="T2">Passed: Your </text:span><text:span text:style-name="Source_20_Text"><text:span text:style-name="T2">#name</text:span></text:span><text:span text:style-name="T2"> should have a </text:span><text:span text:style-name="Source_20_Text"><text:span text:style-name="T2">type</text:span></text:span><text:span text:style-name="T2"> of </text:span><text:span text:style-name="Source_20_Text"><text:span text:style-name="T2">text</text:span></text:span><text:span text:style-name="T2">.</text:span></text:p>
        </text:list-item>
      </text:list>
      <text:list xml:id="list4210773442" text:style-name="L16">
        <text:list-item>
          <text:p text:style-name="P10"><text:span text:style-name="T2">Passed: Your </text:span><text:span text:style-name="Source_20_Text"><text:span text:style-name="T2">#name</text:span></text:span><text:span text:style-name="T2"> should require input.</text:span></text:p>
        </text:list-item>
      </text:list>
      <text:list xml:id="list735479763" text:style-name="L18">
        <text:list-item>
          <text:p text:style-name="P11"><text:span text:style-name="T2">Passed: Your </text:span><text:span text:style-name="Source_20_Text"><text:span text:style-name="T2">#name</text:span></text:span><text:span text:style-name="T2"> should be a descendant of </text:span><text:span text:style-name="Source_20_Text"><text:span text:style-name="T2">#survey-form</text:span></text:span><text:span text:style-name="T2">.</text:span></text:p>
        </text:list-item>
      </text:list>
      <text:list xml:id="list535250302" text:style-name="L20">
        <text:list-item>
          <text:p text:style-name="P12"><text:span text:style-name="T2">Passed: You should have an </text:span><text:span text:style-name="Source_20_Text"><text:span text:style-name="T2">input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email</text:span></text:span><text:span text:style-name="T2">.</text:span></text:p>
        </text:list-item>
      </text:list>
      <text:list xml:id="list62388976" text:style-name="L22">
        <text:list-item>
          <text:p text:style-name="P13"><text:span text:style-name="T2">Passed: Your </text:span><text:span text:style-name="Source_20_Text"><text:span text:style-name="T2">#email</text:span></text:span><text:span text:style-name="T2"> should have a </text:span><text:span text:style-name="Source_20_Text"><text:span text:style-name="T2">type</text:span></text:span><text:span text:style-name="T2"> of </text:span><text:span text:style-name="Source_20_Text"><text:span text:style-name="T2">email</text:span></text:span><text:span text:style-name="T2">.</text:span></text:p>
        </text:list-item>
      </text:list>
      <text:list xml:id="list256187931" text:style-name="L24">
        <text:list-item>
          <text:p text:style-name="P14"><text:span text:style-name="T2">Passed: Your </text:span><text:span text:style-name="Source_20_Text"><text:span text:style-name="T2">#email</text:span></text:span><text:span text:style-name="T2"> should require input.</text:span></text:p>
        </text:list-item>
      </text:list>
      <text:list xml:id="list3191724633" text:style-name="L26">
        <text:list-item>
          <text:p text:style-name="P15"><text:span text:style-name="T2">Passed: Your </text:span><text:span text:style-name="Source_20_Text"><text:span text:style-name="T2">#email</text:span></text:span><text:span text:style-name="T2"> should be a descendant of </text:span><text:span text:style-name="Source_20_Text"><text:span text:style-name="T2">#survey-form</text:span></text:span><text:span text:style-name="T2">.</text:span></text:p>
        </text:list-item>
      </text:list>
      <text:list xml:id="list38555076" text:style-name="L27">
        <text:list-item>
          <text:p text:style-name="P16"><text:span text:style-name="T2">Failed: You should have an </text:span><text:span text:style-name="Source_20_Text"><text:span text:style-name="T2">input</text:span></text:span><text:span text:style-name="T2"> element with an </text:span><text:span text:style-name="Source_20_Text"><text:span text:style-name="T2">id</text:span></text:span><text:span text:style-name="T2"> of </text:span><text:span text:style-name="Source_20_Text"><text:span text:style-name="T2">number</text:span></text:span><text:span text:style-name="T2">.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list xml:id="list4167257543" text:style-name="L1">
        <text:list-header>
          <text:p text:style-name="P1"><text:span text:style-name="Source_20_Text"><text:span text:style-name="T2"/></text:span></text:p>
          <text:p text:style-name="P2"/>
          <text:p text:style-name="P1"><text:span text:style-name="T2"><text:s/></text:span></text:p>
        </text:list-header>
        <text:list-item>
          <text:p text:style-name="P1"><text:span text:style-name="T2"/></text:p>
        </text:list-item>
        <text:list-item>
          <text:p text:style-name="P1"><text:soft-page-break/><text:span text:style-name="T2">If you enter numbers outside the range of the number input, which are defined by the </text:span><text:span text:style-name="Source_20_Text"><text:span text:style-name="T2">min</text:span></text:span><text:span text:style-name="T2"> and </text:span><text:span text:style-name="Source_20_Text"><text:span text:style-name="T2">max</text:span></text:span><text:span text:style-name="T2"> attributes, you will see an HTML5 validation error </text:span></text:p>
        </text:list-item>
        <text:list-item>
          <text:p text:style-name="P1"><text:span text:style-name="T2">For the name, email, and number input fields, you can see corresponding </text:span><text:span text:style-name="Source_20_Text"><text:span text:style-name="T2">label</text:span></text:span><text:span text:style-name="T2"> elements in the form, that describe the purpose of each field with the following ids: </text:span><text:span text:style-name="Source_20_Text"><text:span text:style-name="T2">id="name-label"</text:span></text:span><text:span text:style-name="T2">, </text:span><text:span text:style-name="Source_20_Text"><text:span text:style-name="T2">id="email-label"</text:span></text:span><text:span text:style-name="T2">, and </text:span><text:span text:style-name="Source_20_Text"><text:span text:style-name="T2">id="number-label"</text:span></text:span><text:span text:style-name="T2"> </text:span></text:p>
        </text:list-item>
        <text:list-item>
          <text:p text:style-name="P2">For the name, email, and number input fields, you can see placeholder text that gives a description or instructions for each field </text:p>
        </text:list-item>
        <text:list-item>
          <text:p text:style-name="P1"><text:span text:style-name="T2">Inside the form element, you should have a </text:span><text:span text:style-name="Source_20_Text"><text:span text:style-name="T2">select</text:span></text:span><text:span text:style-name="T2"> dropdown element with an </text:span><text:span text:style-name="Source_20_Text"><text:span text:style-name="T2">id</text:span></text:span><text:span text:style-name="T2"> of </text:span><text:span text:style-name="Source_20_Text"><text:span text:style-name="T2">dropdown</text:span></text:span><text:span text:style-name="T2"> and at least two options to choose from </text:span></text:p>
        </text:list-item>
        <text:list-item>
          <text:p text:style-name="P1"><text:span text:style-name="T2">Inside the form element, you can select an option from a group of at least two radio buttons that are grouped using the </text:span><text:span text:style-name="Source_20_Text"><text:span text:style-name="T2">name</text:span></text:span><text:span text:style-name="T2"> attribute </text:span></text:p>
        </text:list-item>
        <text:list-item>
          <text:p text:style-name="P1"><text:span text:style-name="T2">Inside the form element, you can select several fields from a series of checkboxes, each of which must have a </text:span><text:span text:style-name="Source_20_Text"><text:span text:style-name="T2">value</text:span></text:span><text:span text:style-name="T2"> attribute </text:span></text:p>
        </text:list-item>
        <text:list-item>
          <text:p text:style-name="P1"><text:span text:style-name="T2">Inside the form element, you are presented with a </text:span><text:span text:style-name="Source_20_Text"><text:span text:style-name="T2">textarea</text:span></text:span><text:span text:style-name="T2"> for additional comments </text:span></text:p>
        </text:list-item>
        <text:list-item>
          <text:p text:style-name="P1"><text:span text:style-name="T2">Inside the form element, you are presented with a button with </text:span><text:span text:style-name="Source_20_Text"><text:span text:style-name="T2">id</text:span></text:span><text:span text:style-name="T2"> of </text:span><text:span text:style-name="Source_20_Text"><text:span text:style-name="T2">submit</text:span></text:span><text:span text:style-name="T2"> to submit all the inputs </text:span></text:p>
        </text:list-item>
      </text:list>
      <text:p text:style-name="P3">Fulfill the user stories and pass all the tests below to complete this project. Give it your own personal style. Happy Coding!</text:p>
      <text:p text:style-name="Text_20_body"><text:span text:style-name="Strong_20_Emphasis"><text:span text:style-name="T2">Note:</text:span></text:span><text:span text:style-name="T2"> Be sure to add </text:span><text:span text:style-name="Source_20_Text"><text:span text:style-name="T2">&lt;link rel="stylesheet" href="styles.css"&gt;</text:span></text:span><text:span text:style-name="T2"> in your HTML to link your stylesheet and apply your CS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1T21:00:51.896842270</meta:creation-date>
    <dc:date>2023-08-22T15:49:49.477299533</dc:date>
    <meta:editing-duration>PT1H44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8" meta:word-count="392" meta:character-count="2195" meta:non-whitespace-character-count="1842"/>
  </office:meta>
</office:document-meta>
</file>